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A0000011B36FC79877E967A42.png" manifest:media-type="image/png"/>
  <manifest:file-entry manifest:full-path="Pictures/100000000000055600000300015AB73011BBA801.png" manifest:media-type="image/png"/>
  <manifest:file-entry manifest:full-path="Pictures/10000000000001560000014E54D38D692E6FD3AB.png" manifest:media-type="image/png"/>
  <manifest:file-entry manifest:full-path="Pictures/10000201000000FB000000C80E2D901B544ABDCE.png" manifest:media-type="image/png"/>
  <manifest:file-entry manifest:full-path="Pictures/100000000000018200000105452D252EE5F5BCC3.png" manifest:media-type="image/png"/>
  <manifest:file-entry manifest:full-path="Pictures/100000000000025E000001F8D7D73480C139030F.png" manifest:media-type="image/png"/>
  <manifest:file-entry manifest:full-path="Pictures/10000000000001F2000001A5B5B01CD9D4368303.png" manifest:media-type="image/png"/>
  <manifest:file-entry manifest:full-path="Pictures/100000000000035400000130A345D8B9AB03F84A.png" manifest:media-type="image/png"/>
  <manifest:file-entry manifest:full-path="Pictures/10000000000001F8000000C647C3A0F89F568CCC.png" manifest:media-type="image/png"/>
  <manifest:file-entry manifest:full-path="Pictures/100000000000026F00000226C1241A47894F392E.png" manifest:media-type="image/png"/>
  <manifest:file-entry manifest:full-path="Pictures/100000000000022D000000EC88B9D1C3FC042C3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682cm, 15.15cm, 5.195cm, 9.121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pt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433cm" svg:height="6.201cm" svg:x="1.45cm" svg:y="1.4cm">
          <draw:image xlink:href="Pictures/100000000000055600000300015AB73011BBA801.png" xlink:type="simple" xlink:show="embed" xlink:actuate="onLoad">
            <text:p/>
          </draw:image>
        </draw:frame>
        <draw:frame draw:name="Text Box 2" draw:style-name="gr2" draw:text-style-name="P2" draw:layer="layout" svg:width="8.455cm" svg:height="6.898cm" svg:x="9.842cm" svg:y="1.304cm">
          <draw:image xlink:href="Pictures/10000000000001560000014E54D38D692E6FD3AB.png" xlink:type="simple" xlink:show="embed" xlink:actuate="onLoad">
            <text:p/>
          </draw:image>
        </draw:frame>
        <draw:frame draw:style-name="gr3" draw:text-style-name="P1" draw:layer="layout" svg:width="6.64cm" svg:height="5.291cm" svg:x="1.509cm" svg:y="8.227cm">
          <draw:image xlink:href="Pictures/10000201000000FB000000C80E2D901B544ABDCE.png" xlink:type="simple" xlink:show="embed" xlink:actuate="onLoad">
            <text:p/>
          </draw:image>
        </draw:frame>
        <draw:frame draw:style-name="gr3" draw:text-style-name="P1" draw:layer="layout" svg:width="10.21cm" svg:height="6.903cm" svg:x="11.279cm" svg:y="7.983cm">
          <draw:image xlink:href="Pictures/100000000000018200000105452D252EE5F5BCC3.png" xlink:type="simple" xlink:show="embed" xlink:actuate="onLoad">
            <text:p/>
          </draw:image>
        </draw:frame>
        <draw:frame draw:style-name="gr3" draw:text-style-name="P1" draw:layer="layout" svg:width="13.173cm" svg:height="11.136cm" svg:x="0.283cm" svg:y="13.803cm">
          <draw:image xlink:href="Pictures/10000000000001F2000001A5B5B01CD9D4368303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3" draw:text-style-name="P1" draw:layer="layout" svg:width="12cm" svg:height="4.27cm" svg:x="3.816cm" svg:y="1.094cm">
          <draw:image xlink:href="Pictures/100000000000035400000130A345D8B9AB03F84A.png" xlink:type="simple" xlink:show="embed" xlink:actuate="onLoad">
            <text:p/>
          </draw:image>
        </draw:frame>
        <draw:frame draw:style-name="gr3" draw:text-style-name="P1" draw:layer="layout" svg:width="13.332cm" svg:height="5.237cm" svg:x="4.379cm" svg:y="5.779cm">
          <draw:image xlink:href="Pictures/10000000000001F8000000C647C3A0F89F568CCC.png" xlink:type="simple" xlink:show="embed" xlink:actuate="onLoad">
            <text:p/>
          </draw:image>
        </draw:frame>
        <draw:frame draw:style-name="gr3" draw:text-style-name="P1" draw:layer="layout" svg:width="16.48cm" svg:height="14.549cm" svg:x="4.989cm" svg:y="10.954cm">
          <draw:image xlink:href="Pictures/100000000000026F00000226C1241A47894F392E.pn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3" draw:text-style-name="P1" draw:layer="layout" svg:width="10cm" svg:height="8.31cm" svg:x="4.633cm" svg:y="2cm">
          <draw:image xlink:href="Pictures/100000000000025E000001F8D7D73480C139030F.png" xlink:type="simple" xlink:show="embed" xlink:actuate="onLoad">
            <text:p/>
          </draw:image>
        </draw:frame>
        <draw:frame draw:style-name="gr3" draw:text-style-name="P1" draw:layer="layout" svg:width="14.734cm" svg:height="6.242cm" svg:x="4.795cm" svg:y="10.884cm">
          <draw:image xlink:href="Pictures/100000000000022D000000EC88B9D1C3FC042C3C.png" xlink:type="simple" xlink:show="embed" xlink:actuate="onLoad">
            <text:p/>
          </draw:image>
        </draw:frame>
        <draw:frame draw:style-name="gr3" draw:text-style-name="P1" draw:layer="layout" svg:width="7.882cm" svg:height="7.485cm" svg:x="5.72cm" svg:y="17.229cm">
          <draw:image xlink:href="Pictures/100000000000012A0000011B36FC79877E967A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09:50:26.470861362</meta:creation-date>
    <dc:date>2017-08-26T20:01:29.249928544</dc:date>
    <meta:editing-duration>PT3H32M4S</meta:editing-duration>
    <meta:editing-cycles>6</meta:editing-cycles>
    <meta:generator>LibreOffice/5.2.6.2$Linux_X86_64 LibreOffice_project/a3100ed2409ebf1c212f5048fbe377c281438fdc</meta:generator>
    <meta:document-statistic meta:object-count="11"/>
  </office:meta>
</office:document-meta>
</file>